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de" fo:country="none" style:text-underline-style="none" fo:font-weight="normal" style:font-size-asian="11pt" style:font-weight-asian="normal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de" fo:country="none" style:text-underline-style="none" fo:font-weight="bold" style:font-size-asian="11pt" style:font-weight-asian="bold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font-name="Calibri" fo:font-size="18pt" fo:language="de" fo:country="none" style:text-underline-style="solid" style:text-underline-width="auto" style:text-underline-color="font-color" style:font-size-asian="18pt"/>
    </style:style>
    <style:style style:name="T2" style:family="text">
      <style:text-properties style:font-name="Calibri" fo:font-size="11pt" fo:language="de" fo:country="none" style:text-underline-style="none" style:font-size-asian="11pt"/>
    </style:style>
    <style:style style:name="T3" style:family="text">
      <style:text-properties style:font-name="Calibri" fo:font-size="11pt" fo:language="de" fo:country="none" style:text-underline-style="none" fo:font-weight="bold" style:font-size-asian="11pt" style:font-weight-asian="bold"/>
    </style:style>
    <style:style style:name="T4" style:family="text">
      <style:text-properties style:font-name="Calibri" fo:font-size="11pt" fo:language="de" fo:country="none" style:text-underline-style="none" fo:font-weight="bold" officeooo:rsid="000c55ca" style:font-size-asian="11pt" style:font-weight-asian="bold"/>
    </style:style>
    <style:style style:name="T5" style:family="text">
      <style:text-properties style:font-name="Calibri" fo:font-size="11pt" fo:language="de" fo:country="none" style:text-underline-style="none" fo:font-weight="normal" style:font-size-asian="11pt" style:font-weight-asian="normal"/>
    </style:style>
    <style:style style:name="T6" style:family="text">
      <style:text-properties style:font-name="Calibri" fo:font-size="11pt" fo:language="de" fo:country="none" style:text-underline-style="none" fo:font-weight="normal" officeooo:rsid="000c55ca" style:font-size-asian="11pt" style:font-weight-asian="normal"/>
    </style:style>
    <style:style style:name="T7" style:family="text">
      <style:text-properties fo:language="de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unkteverteilung für Hauptspiele und Minispiele</text:span></text:p>
      <text:p text:style-name="P1"><text:span text:style-name="T2">Hauptspiel: <text:tab/>soll wenig Punkte geben für gutes Spielen und etwas größere Verluste für <text:tab/><text:tab/>Hits</text:span></text:p>
      <text:p text:style-name="P1"><text:span text:style-name="T2"><text:tab/><text:tab/>Verteilung: <text:tab/></text:span><text:span text:style-name="T3">5</text:span><text:span text:style-name="T5"> Punkte normal</text:span></text:p>
      <text:p text:style-name="P1"><text:span text:style-name="T5"><text:tab/><text:tab/><text:tab/><text:tab/></text:span><text:span text:style-name="T3">10</text:span><text:span text:style-name="T5"> für Meteor Hit</text:span></text:p>
      <text:p text:style-name="P1"><text:span text:style-name="T5"><text:tab/><text:tab/><text:tab/><text:tab/></text:span><text:span text:style-name="T3">-10</text:span><text:span text:style-name="T4">0</text:span><text:span text:style-name="T3"> </text:span><text:span text:style-name="T5">für Zerstört werden</text:span></text:p>
      <text:p text:style-name="P2"/>
      <text:p text:style-name="P1"><text:span text:style-name="T5">Minispiele<text:tab/>sollen nicht ignoriert werden und spielen eine wichtige Rolle in der <text:tab/><text:tab/><text:tab/>Software -&gt; <text:s/>deshalb viele Punkte für Minispiele</text:span></text:p>
      <text:p text:style-name="P2"/>
      <text:p text:style-name="P1"><text:span text:style-name="T5"><text:tab/><text:tab/>Reaktionstest<text:tab/>Punkte werden durch Zeit vergeben </text:span><text:span text:style-name="T3">1000</text:span><text:span text:style-name="T5"> max jede <text:tab/><text:tab/><text:tab/><text:tab/><text:tab/>Millisekunde <text:s/>= <text:s/>1 Punkt abzug</text:span></text:p>
      <text:p text:style-name="P1"><text:span text:style-name="T5"><text:tab/><text:tab/><text:tab/><text:tab/>länger als eine Sek Reaktionszeit negative Punkte</text:span></text:p>
      <text:p text:style-name="P2"/>
      <text:p text:style-name="P1"><text:span text:style-name="T5"><text:tab/><text:tab/>Labyrinth<text:tab/>Clear innerhalb </text:span><text:span text:style-name="T6">5</text:span><text:span text:style-name="T5">0 Sekunden<text:tab/></text:span><text:span text:style-name="T3">500</text:span></text:p>
      <text:p text:style-name="P1"><text:span text:style-name="T5"><text:tab/><text:tab/><text:tab/><text:tab/>Clear länger als </text:span><text:span text:style-name="T6">5</text:span><text:span text:style-name="T5">0 Sekunden <text:tab/></text:span><text:span text:style-name="T3">100</text:span></text:p>
      <text:p text:style-name="P1"><text:span text:style-name="T5"><text:tab/><text:tab/><text:tab/><text:tab/>Kein Clear <text:tab/></text:span><text:span text:style-name="T3">-1000</text:span></text:p>
      <text:p text:style-name="P3"/>
      <text:p text:style-name="P1"><text:span text:style-name="T5"><text:tab/><text:tab/>Jump'n'Duck<text:tab/>Fail = </text:span><text:span text:style-name="T3">- 200 </text:span><text:span text:style-name="T5">Punkte</text:span></text:p>
      <text:p text:style-name="P1"><text:span text:style-name="T5"><text:tab/><text:tab/><text:tab/><text:tab/>Sonst </text:span><text:span text:style-name="T3">25</text:span><text:span text:style-name="T5"> Punkte pro Hinderniss überwältigt</text:span></text:p>
      <text:p text:style-name="P2"/>
      <text:p text:style-name="P1"><text:span text:style-name="T5"><text:tab/><text:tab/>Pong<text:tab/><text:tab/>Fail </text:span><text:span text:style-name="T3">-200 </text:span><text:span text:style-name="T5">Punkte</text:span></text:p>
      <text:p text:style-name="P1"><text:span text:style-name="T5"><text:tab/><text:tab/><text:tab/><text:tab/>Sonst </text:span><text:span text:style-name="T3">25</text:span><text:span text:style-name="T5"> pro Rückprall</text:span></text:p>
      <text:p text:style-name="P2"/>
      <text:p text:style-name="P1"><text:span text:style-name="T5"><text:tab/><text:tab/>Catching balls<text:tab/>Pro Fang </text:span><text:span text:style-name="T3">50</text:span><text:span text:style-name="T5"> Punkte</text:span></text:p>
      <text:p text:style-name="P1"><text:span text:style-name="T5"><text:tab/><text:tab/><text:tab/><text:tab/></text:span><text:span text:style-name="T3">-50 </text:span><text:span text:style-name="T5">für keinen Catch </text:span></text:p>
      <text:p text:style-name="P1"><text:soft-page-break/><text:span text:style-name="T5"><text:tab/><text:tab/><text:tab/><text:tab/>(anpassbar je nachdem wie schnell die bälle falle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4T18:13:25.903000000</dc:date>
    <meta:editing-duration>PT39S</meta:editing-duration>
    <meta:editing-cycles>1</meta:editing-cycles>
    <meta:document-statistic meta:table-count="0" meta:image-count="0" meta:object-count="0" meta:page-count="2" meta:paragraph-count="18" meta:word-count="124" meta:character-count="846" meta:non-whitespace-character-count="673"/>
    <meta:generator>LibreOffice/6.3.5.2$Windows_X86_64 LibreOffice_project/dd0751754f11728f69b42ee2af66670068624673</meta:generator>
  </office:meta>
</office:document-meta>
</file>